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fd6" officeooo:paragraph-rsid="00020fd6"/>
    </style:style>
    <style:style style:name="P2" style:family="paragraph" style:parent-style-name="Standard">
      <style:text-properties officeooo:rsid="0003f3ef" officeooo:paragraph-rsid="0003f3ef"/>
    </style:style>
    <style:style style:name="P3" style:family="paragraph" style:parent-style-name="Standard">
      <style:text-properties officeooo:rsid="0005b0f6" officeooo:paragraph-rsid="0005b0f6"/>
    </style:style>
    <style:style style:name="P4" style:family="paragraph" style:parent-style-name="Standard">
      <style:text-properties officeooo:rsid="000a9555" officeooo:paragraph-rsid="000a9555"/>
    </style:style>
    <style:style style:name="P5" style:family="paragraph" style:parent-style-name="Standard">
      <style:text-properties officeooo:rsid="000a9555" officeooo:paragraph-rsid="000c42cb"/>
    </style:style>
    <style:style style:name="P6" style:family="paragraph" style:parent-style-name="Standard">
      <style:text-properties officeooo:rsid="000f7560" officeooo:paragraph-rsid="000f7560"/>
    </style:style>
    <style:style style:name="T1" style:family="text">
      <style:text-properties officeooo:rsid="0003f3ef"/>
    </style:style>
    <style:style style:name="T2" style:family="text">
      <style:text-properties officeooo:rsid="0004a0ff"/>
    </style:style>
    <style:style style:name="T3" style:family="text">
      <style:text-properties officeooo:rsid="0005b0f6"/>
    </style:style>
    <style:style style:name="T4" style:family="text">
      <style:text-properties officeooo:rsid="000c42cb"/>
    </style:style>
    <style:style style:name="T5" style:family="text">
      <style:text-properties officeooo:rsid="000df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0/P1: OK</text:p>
      <text:p text:style-name="P1"/>
      <text:p text:style-name="P1">P2:</text:p>
      <text:p text:style-name="P1"/>
      <text:p text:style-name="P1">Static analysis:</text:p>
      <text:p text:style-name="P1"><text:tab/>- rule-based / regular-based: keywords and specific structures</text:p>
      <text:p text:style-name="P1"><text:tab/>- find where malicious code can be inserted in the code: Pixy</text:p>
      <text:p text:style-name="P1"><text:tab/>- signatures: antiviruses → can be evaded by polymorphic methods</text:p>
      <text:p text:style-name="P1"><text:tab/><text:tab/>→ signature clustering: similar signatures grouped together</text:p>
      <text:p text:style-name="P1"/>
      <text:p text:style-name="P1">Obfuscation:</text:p>
      <text:p text:style-name="P1"><text:tab/>- Randomization: whitespaces/variable&amp;function names/comments<text:line-break/> <text:tab/>- Data: string splitting (then eval)/<text:span text:style-name="T1">replace function names etc.<text:line-break/> <text:tab/>- Encoding: encode characters with ASCII/Hex/base64/customized functions</text:span></text:p>
      <text:p text:style-name="P1"><text:tab/>- <text:span text:style-name="T1">Logic: insert irrelevant instructions (break known malicious sequences)</text:span></text:p>
      <text:p text:style-name="P1"><text:line-break/><text:span text:style-name="T1">Dynamic analysis: not done in the project<text:line-break/><text:tab/>- Execute the scripts in a sandbox / safe environment and store the events sequences<text:line-break/></text:span></text:p>
      <text:p text:style-name="P2">Evasion:</text:p>
      <text:p text:style-name="P2"><text:tab/>- <text:span text:style-name="T2">Bypass classification features<text:line-break/><text:tab/>- Fingerprinting browsers: if regular → trigger malicious else → <text:s/>benign behaviour<text:line-break/><text:line-break/>Anti-Evasion:<text:line-break/><text:tab/>- Revolver: <text:line-break/><text:tab/><text:tab/>- an existing detector labels the scripts as malicious or benign. <text:line-break/><text:tab/><text:tab/>- scripts are grouped in pairs according to the similarity of their ASTs<text:line-break/><text:tab/><text:tab/>- for the malicious-benign pairs, <text:line-break/><text:tab/><text:tab/><text:tab/>if the benign <text:s/>&gt; malicious (malicious included in the benign) :<text:line-break/><text:tab/><text:tab/><text:tab/><text:tab/>→ some code has been added to the malicious script in order to<text:line-break/><text:tab/><text:tab/><text:tab/><text:tab/> <text:s text:c="5"/>make it become benign: this is precisely what evasion is!<text:line-break/></text:span></text:p>
      <text:p text:style-name="P3">P3/P4/P5: OK</text:p>
      <text:p text:style-name="P1"><text:line-break/><text:span text:style-name="T3">P6: <text:line-break/><text:line-break/>Step 1: <text:line-break/>Blacklists: - MalwareDomains: text lists<text:line-break/> <text:s text:c="17"/>- MalwareDomainList: RSS feed<text:line-break/>Alexa: 500 most popular… not charged, not enough but enough for a prototype.<text:line-break/><text:line-break/>Step 4 and 5:<text:line-break/>Selenium WebDriver → Firefox WebDriver → opens + visits + extracts<text:line-break/>MongoDB: JSON file<text:line-break/><text:line-break/>core function: tests whether URL already in the database / if new features / if the User Agent changed + Timeout.<text:line-break/><text:line-break/>Possibility of parallelizing with Selenium Grid.<text:line-break/><text:line-break/>Step 6: <text:s/>5-fold CV. Computation of validation metrics that we’ll see later.<text:line-break/>Step 7: store the classifier for prediction</text:span></text:p>
      <text:p text:style-name="P4"><text:soft-page-break/>P7/P8/P9: OK</text:p>
      <text:p text:style-name="P4"/>
      <text:p text:style-name="P4">P10:</text:p>
      <text:p text:style-name="P4">- Explain different clf</text:p>
      <text:p text:style-name="P4">- Explain TP/FP/FN/TN</text:p>
      <text:p text:style-name="P4">- </text:p>
      <text:p text:style-name="P5">Accuracy: <text:tab/>ratio of malicious and benign pages well labeled amon<text:span text:style-name="T4">g</text:span> all the pages<text:line-break/>Precision:<text:tab/><text:span text:style-name="T4">ratio of malicious URLs actually truly malic. among all the URLs found as malicious</text:span><text:line-break/>Recall: <text:tab/><text:span text:style-name="T4">ratio of malicious URLs actually truly malicious among all the true malicious URLs</text:span><text:line-break/>F2: <text:tab/><text:tab/><text:span text:style-name="T5">weighted average of precision and recall</text:span><text:line-break/>NPP: <text:tab/><text:tab/><text:span text:style-name="T5">ratio of benign URLs actually truly benign among all the URLs found as benign</text:span><text:line-break/>Specificity: <text:tab/><text:span text:style-name="T4">ratio of benign URLs actually truly benign among all the true benign URLs</text:span></text:p>
      <text:p text:style-name="P4"/>
      <text:p text:style-name="P6">P11:</text:p>
      <text:p text:style-name="P6">Me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6:18:48.919904561</meta:creation-date>
    <dc:date>2016-09-14T17:32:13.174694466</dc:date>
    <meta:editing-duration>PT31M4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359" meta:character-count="2372" meta:non-whitespace-character-count="1954"/>
  </office:meta>
</office:document-meta>
</file>